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04b4c0"/>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start" style:justify-single-word="false"/>
      <style:text-properties officeooo:rsid="000aa284" officeooo:paragraph-rsid="0018daa4"/>
    </style:style>
    <style:style style:name="P12" style:family="paragraph" style:parent-style-name="Standard">
      <style:paragraph-properties fo:text-align="center" style:justify-single-word="false"/>
      <style:text-properties fo:font-weight="bold" officeooo:rsid="0018daa4" officeooo:paragraph-rsid="0018daa4" style:font-weight-asian="bold" style:font-weight-complex="bold"/>
    </style:style>
    <style:style style:name="P13" style:family="paragraph" style:parent-style-name="Standard">
      <style:paragraph-properties fo:text-align="center" style:justify-single-word="false"/>
      <style:text-properties officeooo:rsid="0014d1cc" officeooo:paragraph-rsid="0014d1cc"/>
    </style:style>
    <style:style style:name="P14" style:family="paragraph" style:parent-style-name="Standard">
      <style:paragraph-properties fo:text-align="start" style:justify-single-word="false"/>
      <style:text-properties fo:font-weight="normal" officeooo:rsid="0018daa4" officeooo:paragraph-rsid="0018daa4" style:font-weight-asian="normal" style:font-weight-complex="normal"/>
    </style:style>
    <style:style style:name="P15" style:family="paragraph" style:parent-style-name="Standard" style:list-style-name="L1">
      <style:text-properties officeooo:rsid="0018daa4" officeooo:paragraph-rsid="0018daa4"/>
    </style:style>
    <style:style style:name="P16" style:family="paragraph" style:parent-style-name="Standard" style:list-style-name="L5">
      <style:paragraph-properties fo:text-align="start" style:justify-single-word="false"/>
      <style:text-properties officeooo:rsid="0018daa4" officeooo:paragraph-rsid="0018daa4"/>
    </style:style>
    <style:style style:name="P17" style:family="paragraph" style:parent-style-name="Standard" style:list-style-name="L2">
      <style:text-properties officeooo:rsid="001a1883" officeooo:paragraph-rsid="001a1883"/>
    </style:style>
    <style:style style:name="P18" style:family="paragraph" style:parent-style-name="Standard" style:list-style-name="L3">
      <style:text-properties officeooo:rsid="001a1883" officeooo:paragraph-rsid="001a1883"/>
    </style:style>
    <style:style style:name="P19" style:family="paragraph" style:parent-style-name="Standard">
      <style:paragraph-properties fo:text-align="start" style:justify-single-word="false" fo:break-before="page"/>
      <style:text-properties fo:font-weight="normal" officeooo:rsid="0018daa4" officeooo:paragraph-rsid="0018daa4"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officeooo:rsid="00054aa4"/>
    </style:style>
    <style:style style:name="T5" style:family="text">
      <style:text-properties fo:font-size="14pt" fo:font-style="italic" style:font-size-asian="14pt" style:font-style-asian="italic" style:font-size-complex="14pt" style:font-style-complex="italic"/>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0ca2d9"/>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14d1cc" style:font-weight-asian="normal" style:font-weight-complex="normal"/>
    </style:style>
    <style:style style:name="T10" style:family="text">
      <style:text-properties style:text-underline-style="none" fo:font-weight="normal" officeooo:rsid="0018daa4" style:font-weight-asian="normal" style:font-weight-complex="normal"/>
    </style:style>
    <style:style style:name="T11" style:family="text">
      <style:text-properties officeooo:rsid="0014d1c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2">Exploration (3) </text:p>
      <text:p text:style-name="P12">An Alien Life Form has Invited You to Visit Its Planet</text:p>
      <text:p text:style-name="P12"/>
      <text:p text:style-name="P14">Description: Communications arrive from an unexplored world. The alien message is an invitation to come visit its planet for a night of feasting and revelry. Though you know nothing about this alien, it seems to know quite a bit about Earth and Earth-culture. </text:p>
      <text:p text:style-name="P19">Communications arrive from an unexplored world. The alien message is an invitation to come visit its planet for a night of feasting and revelry. Though you know nothing about this alien, it seems to know quite a bit about Earth and Earth-culture. You are being sent to investigate. </text:p>
      <text:p text:style-name="P4"/>
      <text:list xml:id="list6358187932467590203" text:style-name="L1">
        <text:list-item>
          <text:p text:style-name="P15">Maximum personnel: 5 : If you have personnel on this mission in excess of the maximum then the remainder will die in a horrible transporter accident.</text:p>
        </text:list-item>
        <text:list-item>
          <text:p text:style-name="P15">The alien seems to have a limited understanding of Earth culture, the kind you might get from a picture book without any words.</text:p>
        </text:list-item>
        <text:list-item>
          <text:p text:style-name="P15">The alien is also ridiculously powerful.</text:p>
        </text:list-item>
      </text:list>
      <text:p text:style-name="P4"/>
      <text:p text:style-name="P11"><text:span text:style-name="T6">Survivors: </text:span><text:span text:style-name="T10">Your starting number is five (5).</text:span></text:p>
      <text:list xml:id="list4349823827210677534" text:style-name="L5">
        <text:list-item>
          <text:p text:style-name="P16"><text:span text:style-name="T8">SUBTRACT one (1) for each [CAMOFLAGE, SANITATION, LINGUISTICS, PSI, EVASION, DIPLOMACY, COMPETITIVE DANCE, and PROFESSIONAL CLOWN] skill on the team.</text:span></text:p>
        </text:list-item>
        <text:list-item>
          <text:p text:style-name="P16"><text:span text:style-name="T8">This total will be the number of away team members that DIED on this mission.</text:span></text:p>
        </text:list-item>
        <text:list-item>
          <text:p text:style-name="P16"><text:span text:style-name="T8">Survivors (if any) will be prioritized such that Profession Clowns survive first followed by Competitive Dancers. These people would have been favorites of the alien being.</text:span></text:p>
        </text:list-item>
      </text:list>
      <text:p text:style-name="P1"/>
      <text:p text:style-name="P1"><text:span text:style-name="T6">Success Criteria</text:span>: <text:span text:style-name="T7">To succeed in this mission you must have</text:span></text:p>
      <text:list xml:id="list1667782742778076097" text:style-name="L2">
        <text:list-item>
          <text:p text:style-name="P17">Survivors with the COMPETITIVE DANCE or PROFESSION CLOWN skill. </text:p>
        </text:list-item>
        <text:list-item>
          <text:p text:style-name="P17"><text:span text:style-name="T2">OR </text:span>If there are four or more survivors this mission it will be a success.</text:p>
        </text:list-item>
        <text:list-item>
          <text:p text:style-name="P17">Otherwise the mission is a failure</text:p>
        </text:list-item>
      </text:list>
      <text:p text:style-name="P1"/>
      <text:p text:style-name="P1"><text:span text:style-name="T6">Quartermaster</text:span>: The quartermaster has provided you with the following to assist in your mission: </text:p>
      <text:list xml:id="list2871170017175660084" text:style-name="L3">
        <text:list-item>
          <text:p text:style-name="P18">An antique Nikon Film Camera</text:p>
        </text:list-item>
        <text:list-item>
          <text:p text:style-name="P18">A ferral cat. </text:p>
        </text:list-item>
        <text:list-item>
          <text:p text:style-name="P18">An exploding pen. </text:p>
        </text:list-item>
      </text:list>
      <text:p text:style-name="P1"/>
      <text:p text:style-name="P2"><text:span text:style-name="T5">Determine your survivors and success.</text:span> </text:p>
      <text:p text:style-name="P3"><text:span text:style-name="T4">As a group </text:span>(including the non-survivors) <text:span text:style-name="T4">take about ten minutes (don't rush, don't dawdle – its not a race) to </text:span>come up with a report detailing how the events of this mission played out. Your unique skills and the equipment provided by the quartermaster should play an important role in <text:span text:style-name="T4">how the </text:span>success or failure of this mission <text:span text:style-name="T4">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M41S</meta:editing-duration>
    <meta:editing-cycles>13</meta:editing-cycles>
    <meta:generator>LibreOffice/5.1.6.2$Windows_x86 LibreOffice_project/07ac168c60a517dba0f0d7bc7540f5afa45f0909</meta:generator>
    <dc:date>2017-08-20T13:35:17.435000000</dc:date>
    <meta:document-statistic meta:table-count="0" meta:image-count="0" meta:object-count="0" meta:page-count="2" meta:paragraph-count="29" meta:word-count="477" meta:character-count="2716" meta:non-whitespace-character-count="2271"/>
    <meta:user-defined meta:name="Info 1"/>
    <meta:user-defined meta:name="Info 2"/>
    <meta:user-defined meta:name="Info 3"/>
    <meta:user-defined meta:name="Info 4"/>
  </office:meta>
</office:document-meta>
</file>